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6in" style:rel-column-width="81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9b02" officeooo:paragraph-rsid="00149b02"/>
    </style:style>
    <style:style style:name="P2" style:family="paragraph" style:parent-style-name="Standard">
      <style:paragraph-properties fo:text-align="center" style:justify-single-word="false"/>
      <style:text-properties officeooo:rsid="00149b02" officeooo:paragraph-rsid="00149b02"/>
    </style:style>
    <style:style style:name="P3" style:family="paragraph" style:parent-style-name="Standard">
      <style:text-properties officeooo:rsid="00149b02" officeooo:paragraph-rsid="00154f9b"/>
    </style:style>
    <style:style style:name="P4" style:family="paragraph" style:parent-style-name="Standard">
      <style:text-properties officeooo:rsid="0014f2b4" officeooo:paragraph-rsid="0014f2b4"/>
    </style:style>
    <style:style style:name="P5" style:family="paragraph" style:parent-style-name="Standard">
      <style:text-properties officeooo:rsid="0014f2b4" officeooo:paragraph-rsid="00154f9b"/>
    </style:style>
    <style:style style:name="P6" style:family="paragraph" style:parent-style-name="Standard">
      <style:text-properties officeooo:rsid="00154f9b" officeooo:paragraph-rsid="00154f9b"/>
    </style:style>
    <style:style style:name="P7" style:family="paragraph" style:parent-style-name="Standard">
      <style:text-properties officeooo:rsid="0015da87" officeooo:paragraph-rsid="0015da87"/>
    </style:style>
    <style:style style:name="P8" style:family="paragraph" style:parent-style-name="Standard">
      <style:text-properties officeooo:rsid="0015da87" officeooo:paragraph-rsid="0017b925"/>
    </style:style>
    <style:style style:name="P9" style:family="paragraph" style:parent-style-name="Standard">
      <style:text-properties officeooo:rsid="0015da87" officeooo:paragraph-rsid="00184b90"/>
    </style:style>
    <style:style style:name="P10" style:family="paragraph" style:parent-style-name="Standard">
      <style:text-properties officeooo:rsid="0015da87" officeooo:paragraph-rsid="001930ae"/>
    </style:style>
    <style:style style:name="P11" style:family="paragraph" style:parent-style-name="Standard">
      <style:text-properties fo:font-style="italic" officeooo:rsid="00149b02" officeooo:paragraph-rsid="0015da87" style:font-style-asian="italic" style:font-style-complex="italic"/>
    </style:style>
    <style:style style:name="P12" style:family="paragraph" style:parent-style-name="Standard">
      <style:text-properties officeooo:rsid="00184b90" officeooo:paragraph-rsid="00184b90"/>
    </style:style>
    <style:style style:name="P13" style:family="paragraph" style:parent-style-name="Standard">
      <style:text-properties officeooo:rsid="001930ae" officeooo:paragraph-rsid="001930ae"/>
    </style:style>
    <style:style style:name="P14" style:family="paragraph" style:parent-style-name="Standard">
      <style:text-properties officeooo:rsid="00199b8a" officeooo:paragraph-rsid="00199b8a"/>
    </style:style>
    <style:style style:name="P15" style:family="paragraph" style:parent-style-name="Standard">
      <style:text-properties officeooo:rsid="001b79dc" officeooo:paragraph-rsid="001b79dc"/>
    </style:style>
    <style:style style:name="P16" style:family="paragraph" style:parent-style-name="Standard">
      <style:text-properties officeooo:rsid="001b79dc" officeooo:paragraph-rsid="001d0ee6"/>
    </style:style>
    <style:style style:name="P17" style:family="paragraph" style:parent-style-name="Standard">
      <style:text-properties officeooo:rsid="001c953c" officeooo:paragraph-rsid="001c953c"/>
    </style:style>
    <style:style style:name="P18" style:family="paragraph" style:parent-style-name="Standard">
      <style:text-properties officeooo:rsid="001d0ee6" officeooo:paragraph-rsid="001d0ee6"/>
    </style:style>
    <style:style style:name="P19" style:family="paragraph" style:parent-style-name="Standard">
      <style:text-properties officeooo:rsid="001d0ee6" officeooo:paragraph-rsid="001e96b7"/>
    </style:style>
    <style:style style:name="P20" style:family="paragraph" style:parent-style-name="Standard">
      <style:text-properties officeooo:rsid="001e96b7" officeooo:paragraph-rsid="001c953c"/>
    </style:style>
    <style:style style:name="P21" style:family="paragraph" style:parent-style-name="Standard">
      <style:text-properties officeooo:rsid="001e96b7" officeooo:paragraph-rsid="001e96b7"/>
    </style:style>
    <style:style style:name="P22" style:family="paragraph" style:parent-style-name="Standard">
      <style:paragraph-properties fo:break-before="page"/>
      <style:text-properties officeooo:rsid="0015da87" officeooo:paragraph-rsid="0015da87"/>
    </style:style>
    <style:style style:name="P23" style:family="paragraph" style:parent-style-name="Standard">
      <style:paragraph-properties fo:break-before="page"/>
      <style:text-properties officeooo:rsid="001b79dc" officeooo:paragraph-rsid="001b79dc"/>
    </style:style>
    <style:style style:name="P24" style:family="paragraph" style:parent-style-name="Table_20_Contents">
      <loext:graphic-properties draw:fill="solid" draw:fill-color="#000000" draw:opacity="100%"/>
      <style:paragraph-properties fo:background-color="#000000"/>
    </style:style>
    <style:style style:name="T1" style:family="text">
      <style:text-properties officeooo:rsid="00149b02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49b02"/>
    </style:style>
    <style:style style:name="T4" style:family="text">
      <style:text-properties style:text-position="super 58%" officeooo:rsid="00154f9b"/>
    </style:style>
    <style:style style:name="T5" style:family="text">
      <style:text-properties style:text-position="super 58%" officeooo:rsid="0017b925"/>
    </style:style>
    <style:style style:name="T6" style:family="text">
      <style:text-properties style:text-position="super 58%" officeooo:rsid="001930ae"/>
    </style:style>
    <style:style style:name="T7" style:family="text">
      <style:text-properties officeooo:rsid="00154f9b"/>
    </style:style>
    <style:style style:name="T8" style:family="text">
      <style:text-properties officeooo:rsid="0015da87"/>
    </style:style>
    <style:style style:name="T9" style:family="text">
      <style:text-properties officeooo:rsid="0017b925"/>
    </style:style>
    <style:style style:name="T10" style:family="text">
      <style:text-properties officeooo:rsid="00184b90"/>
    </style:style>
    <style:style style:name="T11" style:family="text">
      <style:text-properties officeooo:rsid="001930ae"/>
    </style:style>
    <style:style style:name="T12" style:family="text">
      <style:text-properties officeooo:rsid="001d0ee6"/>
    </style:style>
    <style:style style:name="T13" style:family="text">
      <style:text-properties officeooo:rsid="001d6800"/>
    </style:style>
    <style:style style:name="T14" style:family="text">
      <style:text-properties officeooo:rsid="001e96b7"/>
    </style:style>
    <style:style style:name="T15" style:family="text">
      <style:text-properties officeooo:rsid="001f0349"/>
    </style:style>
    <style:style style:name="T16" style:family="text">
      <style:text-properties officeooo:rsid="001fae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ransitive Existential Paths</text:p>
      <text:p text:style-name="P2">by Sven Nilsen, 2017</text:p>
      <text:p text:style-name="P1"/>
      <text:p text:style-name="P11">The concept of a transitive existential path <text:span text:style-name="T8">`</text:span>∃(f → g)<text:span text:style-name="T8">`</text:span> formalizes what it means to have “information” and “symmetry” stored in some space and performing information-preserving transformations. It does so without referring to the specific data structure used to model the information. <text:span text:style-name="T8">In addition, a modular transitive existential path `</text:span>∃(f % g)<text:span text:style-name="T8">` gives solutions of infinite spaces `|</text:span>∃(f % g)<text:span text:style-name="T8">| == 1` and<text:line-break/>groups `|</text:span>∃(f % g)<text:span text:style-name="T8">| == ∞`.</text:span></text:p>
      <text:p text:style-name="P1"/>
      <text:p text:style-name="P1">A transitive existential path <text:span text:style-name="T7">of `f` by `g` with inverse `g</text:span><text:span text:style-name="T4">-1</text:span><text:span text:style-name="T7">`</text:span> is defined as the following:</text:p>
      <text:p text:style-name="P1"/>
      <text:p text:style-name="P3"><text:tab/>∃(f → g) := \(x : <text:span text:style-name="T7">[</text:span>∃<text:span text:style-name="T7">g] true</text:span>) = (∃f)(g<text:span text:style-name="T2">-1</text:span>(x))</text:p>
      <text:p text:style-name="P1"/>
      <text:p text:style-name="P1"><text:tab/>g : A → A</text:p>
      <text:p text:style-name="P1"><text:tab/>g<text:span text:style-name="T2">-1</text:span> &lt;=&gt; id[id → g]</text:p>
      <text:p text:style-name="P1"/>
      <text:p text:style-name="P6">The transitive existential path of `f` by `id` is equal to the existential path:</text:p>
      <text:p text:style-name="P1"/>
      <text:p text:style-name="P3"><text:tab/>∃(f → <text:span text:style-name="T7">id</text:span>) <text:span text:style-name="T7">&lt;=&gt; </text:span>∃<text:span text:style-name="T7">f</text:span></text:p>
      <text:p text:style-name="P1"/>
      <text:p text:style-name="P4">Repeated transformations is written:</text:p>
      <text:p text:style-name="P4"/>
      <text:p text:style-name="P5"><text:tab/><text:span text:style-name="T1">∃(f → g</text:span><text:span text:style-name="T2">n</text:span><text:span text:style-name="T1">) := \(x : [∃g</text:span><text:span text:style-name="T3">n</text:span><text:span text:style-name="T1">] true) = (∃f)(g</text:span><text:span text:style-name="T3">-</text:span><text:span text:style-name="T2">n</text:span><text:span text:style-name="T1">(x))</text:span></text:p>
      <text:p text:style-name="P4"/>
      <text:p text:style-name="P4"><text:tab/><text:span text:style-name="T7">n : nat</text:span></text:p>
      <text:p text:style-name="P4"/>
      <text:p text:style-name="P4">It is easy to see that <text:span text:style-name="T7">the transitive existential path can be defined in terms of any “previously defined” transitive existential path:</text:span></text:p>
      <text:p text:style-name="P4"/>
      <text:p text:style-name="P5"><text:tab/><text:span text:style-name="T1">∃(f → g</text:span><text:span text:style-name="T2">n</text:span><text:span text:style-name="T4">+m</text:span><text:span text:style-name="T1">) :</text:span>= \(x : <text:span text:style-name="T1">[∃g</text:span><text:span text:style-name="T3">n</text:span><text:span text:style-name="T4">+m</text:span><text:span text:style-name="T1">] true</text:span>) = (<text:span text:style-name="T1">∃(f → g</text:span><text:span text:style-name="T2">n</text:span><text:span text:style-name="T1">)</text:span>)<text:span text:style-name="T1">(g</text:span><text:span text:style-name="T3">-</text:span><text:span text:style-name="T4">m</text:span><text:span text:style-name="T1">(x))</text:span></text:p>
      <text:p text:style-name="P4"/>
      <text:p text:style-name="P4"><text:tab/><text:span text:style-name="T7">n : nat</text:span></text:p>
      <text:p text:style-name="P4"><text:tab/><text:span text:style-name="T7">m : nat</text:span></text:p>
      <text:p text:style-name="P4"><text:tab/>g<text:span text:style-name="T2">0</text:span> &lt;=&gt; id</text:p>
      <text:p text:style-name="P4"/>
      <text:p text:style-name="P6">Some examples:</text:p>
      <text:p text:style-name="P4"/>
      <text:p text:style-name="P5"><text:span text:style-name="T1"><text:tab/>∃(f → g</text:span><text:span text:style-name="T2">1</text:span><text:span text:style-name="T1">) :</text:span>= \(x : <text:span text:style-name="T1">[∃g</text:span><text:span text:style-name="T4">1</text:span><text:span text:style-name="T1">] true</text:span>) = <text:span text:style-name="T1">(∃f)(g</text:span><text:span text:style-name="T3">-</text:span><text:span text:style-name="T2">1</text:span><text:span text:style-name="T1">(x))</text:span></text:p>
      <text:p text:style-name="P4"><text:tab/><text:span text:style-name="T1">∃(f → g</text:span><text:span text:style-name="T2">2</text:span><text:span text:style-name="T1">) :</text:span>= \(x) = (<text:span text:style-name="T1">∃(f → g</text:span><text:span text:style-name="T2">1</text:span><text:span text:style-name="T1">)</text:span>)<text:span text:style-name="T1">(g</text:span><text:span text:style-name="T3">-</text:span><text:span text:style-name="T2">1</text:span><text:span text:style-name="T1">(x))</text:span></text:p>
      <text:p text:style-name="P4"><text:tab/><text:span text:style-name="T1">∃(f → g</text:span><text:span text:style-name="T2">3</text:span><text:span text:style-name="T1">) :</text:span>= \(x) = (<text:span text:style-name="T1">∃(f → g</text:span><text:span text:style-name="T2">2</text:span><text:span text:style-name="T1">)</text:span>)<text:span text:style-name="T1">(g</text:span><text:span text:style-name="T3">-</text:span><text:span text:style-name="T2">1</text:span><text:span text:style-name="T1">(x))</text:span></text:p>
      <text:p text:style-name="P5"><text:tab/><text:span text:style-name="T1">∃(f → g</text:span><text:span text:style-name="T2">3</text:span><text:span text:style-name="T1">) :</text:span>= \(x) = (<text:span text:style-name="T1">∃(f → g</text:span><text:span text:style-name="T4">1</text:span><text:span text:style-name="T1">)</text:span>)<text:span text:style-name="T1">(g</text:span><text:span text:style-name="T3">-</text:span><text:span text:style-name="T4">2</text:span><text:span text:style-name="T1">(x))</text:span></text:p>
      <text:p text:style-name="P5"/>
      <text:p text:style-name="P7"/>
      <text:p text:style-name="P22">As a closely related concept, a modular transitive existential path <text:span text:style-name="T9">is a function </text:span>return<text:span text:style-name="T9">ing</text:span> `true` for `n` reducing to the existential path.</text:p>
      <text:p text:style-name="P7"/>
      <text:p text:style-name="P8"><text:tab/><text:span text:style-name="T1">∃(f % g) : nat → bool</text:span></text:p>
      <text:p text:style-name="P8"/>
      <text:p text:style-name="P12">The function captures a characteristic variable `n` such that the following condition is satisfied:</text:p>
      <text:p text:style-name="P8"/>
      <text:p text:style-name="P9"><text:tab/>∀ <text:span text:style-name="T9">x : nat { ∃(f → g</text:span><text:span text:style-name="T5">x·n</text:span><text:span text:style-name="T9">) &lt;=&gt; ∃f }</text:span></text:p>
      <text:p text:style-name="P8"/>
      <text:p text:style-name="P12">Notice that any <text:span text:style-name="T11">natural number</text:span> <text:span text:style-name="T11">`m` multiplied with</text:span> `n` is also a characteristic variable, so this <text:span text:style-name="T11">forms a</text:span> subset <text:span text:style-name="T11">relationship between the two series of modular transitive existential paths</text:span>:</text:p>
      <text:p text:style-name="P12"/>
      <text:p text:style-name="P12"><text:tab/>∃(f % g<text:span text:style-name="T2">n·</text:span><text:span text:style-name="T6">m</text:span>) ⊆ ∃(f % g<text:span text:style-name="T6">n</text:span>)</text:p>
      <text:p text:style-name="P8"/>
      <text:p text:style-name="P12">For infinite spaces, <text:span text:style-name="T11">a modular transitive existential path is defined as</text:span>:</text:p>
      <text:p text:style-name="P8"/>
      <text:p text:style-name="P8"><text:tab/><text:span text:style-name="T1">∃(f % g) := \(x : nat) = x == 0</text:span></text:p>
      <text:p text:style-name="P10"><text:tab/><text:span text:style-name="T1">∃(f % g) &lt;=&gt; (= 0)</text:span></text:p>
      <text:p text:style-name="P8"/>
      <text:p text:style-name="P9"><text:tab/><text:span text:style-name="T10">|∃(f % g)| == 1</text:span></text:p>
      <text:p text:style-name="P8"/>
      <text:p text:style-name="P12">For groups, <text:span text:style-name="T11">a modular transitive existential path is defined as</text:span>:</text:p>
      <text:p text:style-name="P8"/>
      <text:p text:style-name="P8"><text:tab/><text:span text:style-name="T1">∃(f % g) := \(x : nat) = (x % n) == 0</text:span></text:p>
      <text:p text:style-name="P8"/>
      <text:p text:style-name="P9"><text:tab/><text:span text:style-name="T10">|∃(f % g)| == ∞</text:span></text:p>
      <text:p text:style-name="P9"/>
      <text:p text:style-name="P13">A group is naturally unbounded, so you can change `nat` to `int`, if you want to.</text:p>
      <text:p text:style-name="P13"/>
      <text:p text:style-name="P14">This can also be done for infinite spaces, if there exists an inverse for all input. Remember that a transitive existential path got a domain constraint on the argument:</text:p>
      <text:p text:style-name="P14"/>
      <text:p text:style-name="P14"><text:tab/><text:span text:style-name="T1">∃(f → g) := \(x : [∃g] true) = (∃f)(g</text:span><text:span text:style-name="T3">-1</text:span><text:span text:style-name="T1">(x))</text:span></text:p>
      <text:p text:style-name="P14"/>
      <text:p text:style-name="P14">The domain constraint `<text:span text:style-name="T1">[∃g] true</text:span>` prevents `x` from taking on values that `g<text:span text:style-name="T2">-1</text:span>` does not map to. If you wonder whether `g<text:span text:style-name="T2">-1</text:span>` is a partial function, you are both right and wrong, because `<text:span text:style-name="T1">g</text:span><text:span text:style-name="T3">-1</text:span><text:span text:style-name="T1"> &lt;=&gt; id[id → g]</text:span>` defines a logical equivalence between the path sets and supports partial functions of `g<text:span text:style-name="T2">-1</text:span>` when this is the case.</text:p>
      <text:p text:style-name="P14"/>
      <text:p text:style-name="P14">For example, for real numbers a function `g` might return all values:</text:p>
      <text:p text:style-name="P14"/>
      <text:p text:style-name="P14"><text:tab/><text:span text:style-name="T1">∃g :</text:span>= (_ : real) = true</text:p>
      <text:p text:style-name="P14"/>
      <text:p text:style-name="P14">This means you can drop the constraint:</text:p>
      <text:p text:style-name="P14"/>
      <text:p text:style-name="P14"><text:tab/><text:span text:style-name="T1">∃(f → g) := \(x : </text:span>real<text:span text:style-name="T1">) = (∃f)(g</text:span><text:span text:style-name="T3">-1</text:span><text:span text:style-name="T1">(x))</text:span></text:p>
      <text:p text:style-name="P14"/>
      <text:p text:style-name="P14"/>
      <text:p text:style-name="P23">A simple example of an infinite space is the `add(k)` function:</text:p>
      <text:p text:style-name="P15"/>
      <text:p text:style-name="P15"><text:tab/>add(k) : nat → nat</text:p>
      <text:p text:style-name="P15"><text:tab/>add := \(k : nat ∧ <text:span text:style-name="T12">(&gt; 0)</text:span>) = \(x : nat) = x + k</text:p>
      <text:p text:style-name="P15"/>
      <text:p text:style-name="P15">Let us say `f` is `even_sequence` and `g` is `add(k)`, it is just a matter of substitut<text:span text:style-name="T13">e</text:span> and solv<text:span text:style-name="T13">e</text:span>:</text:p>
      <text:p text:style-name="P15"/>
      <text:p text:style-name="P15"><text:tab/><text:span text:style-name="T1">∃(f → g) := \(x : [∃g] true) = (∃f)(g</text:span><text:span text:style-name="T3">-1</text:span><text:span text:style-name="T1">(x))</text:span></text:p>
      <text:p text:style-name="P15"><text:tab/>∃(even_sequence → add(k)) := \(x : [∃add(k)] true) = (∃even_sequence)(add(k)<text:span text:style-name="T2">-1</text:span>(x))</text:p>
      <text:p text:style-name="P15"><text:tab/><text:tab/>f &lt;=&gt; even_sequence</text:p>
      <text:p text:style-name="P15"><text:tab/><text:tab/>g &lt;=&gt; add(k)</text:p>
      <text:p text:style-name="P15"><text:tab/>∃(even_sequence → add(k)) := \(x : [∃add(k)] true) = (∃even_sequence)(x – k)</text:p>
      <text:p text:style-name="P15"><text:tab/><text:tab/>add(k)<text:span text:style-name="T2">-1</text:span>(x) = x – k</text:p>
      <text:p text:style-name="P15"><text:tab/>∃(even_sequence → add(k)) := \(x : [∃add(k)] true) = even(x – k)</text:p>
      <text:p text:style-name="P15"><text:tab/><text:tab/>∃even_sequence &lt;=&gt; even</text:p>
      <text:p text:style-name="P15"/>
      <text:p text:style-name="P18">The modular transitive existential path has only one solution, because if you move even numbers by adding with `k &gt; 0`, you <text:span text:style-name="T14">lose `0` from the transitive existential path.</text:span></text:p>
      <text:p text:style-name="P18"/>
      <text:p text:style-name="P19"><text:tab/><text:span text:style-name="T14">(∃(even_sequence → add(k : (&gt; 0))))(0) = false</text:span></text:p>
      <text:p text:style-name="P19"><text:tab/><text:span text:style-name="T14">(∃even_sequence)(0) &lt;=&gt; even(0) &lt;=&gt; true</text:span></text:p>
      <text:p text:style-name="P15"/>
      <text:p text:style-name="P16"><text:tab/>∃(even_sequence % add(k)) :<text:span text:style-name="T12">= \(x : nat) = x == 0</text:span></text:p>
      <text:p text:style-name="P16"/>
      <text:p text:style-name="P16"><text:tab/><text:span text:style-name="T12">|</text:span>∃(even_sequence % add(k))<text:span text:style-name="T12">| == 1</text:span></text:p>
      <text:p text:style-name="P15"/>
      <text:p text:style-name="P17">A simple example of a group is one that increments numbers and maps back using modulus:</text:p>
      <text:p text:style-name="P17"/>
      <text:p text:style-name="P17"><text:tab/><text:span text:style-name="T15">g := \(x : nat) = (x + 1) % 8</text:span></text:p>
      <text:p text:style-name="P17"/>
      <text:p text:style-name="P20">Think of this as a rotating pattern <text:span text:style-name="T16">where `f := [1, 3, 4, 7]`</text:span>:</text:p>
      <text:p text:style-name="P17"/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H1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/>
          </table:table-cell>
          <table:table-cell table:style-name="Table1.H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P24"/>
          </table:table-cell>
        </table:table-row>
      </table:table>
      <text:p text:style-name="P17"/>
      <text:p text:style-name="P21">After 8 rounds, we end up with the same pattern as we started with. This is because `g<text:span text:style-name="T2">8</text:span> &lt;=&gt; g`. So, why not use `g`? Why do we have to worry about `f`? The reason is that some patterns repeats themselves more frequently, so to express this precisely we need to write `<text:span text:style-name="T1">∃(f % g)</text:span>`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23:06:53.564184000</meta:creation-date>
    <dc:date>2017-07-27T00:56:54.432831000</dc:date>
    <meta:editing-duration>PT36M33S</meta:editing-duration>
    <meta:editing-cycles>9</meta:editing-cycles>
    <meta:generator>LibreOffice/5.1.2.2$MacOSX_X86_64 LibreOffice_project/d3bf12ecb743fc0d20e0be0c58ca359301eb705f</meta:generator>
    <meta:document-statistic meta:table-count="1" meta:image-count="0" meta:object-count="0" meta:page-count="3" meta:paragraph-count="64" meta:word-count="788" meta:character-count="4152" meta:non-whitespace-character-count="3381"/>
  </office:meta>
</office:document-meta>
</file>